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 make cleanall per eliminare I file oggetto e I file eseguibili.</text:p>
      <text:p text:style-name="Standard"/>
      <text:p text:style-name="Standard">Realizzazione</text:p>
      <text:p text:style-name="Standard"/>
      <text:p text:style-name="Standard">Essendo stato il mio primo programma in C (al tempo in cui iniziai conoscevo solo C++, Java e ObjC) ho avuto qualche difficoltà ad ambientarmi al basso livello di astrazione del C.</text:p>
      <text:p text:style-name="Standard">Inizialmente ho adottato la tecnica di sviluppo incrementale partendo dal pprogramma echo.</text:p>
      <text:p text:style-name="Standard">Con questometodo ho cercato di sviluppare il server testandolo passo passo con un client prototipizzato. Purtroppo mi sono reso conto ben presto che non riuscivo a capire se I problemi erano dovuti al client prototipo o a bug del server. A questo punto ho capito che era necessario sviluppare client e server allo stesso tempo per poter verificare il funzionamento.</text:p>
      <text:p text:style-name="Standard">Siccome era difficile provare il programma senza le funzioni base che avrebbe dovuto fare sia il client che il server e che queste funzioni sono anche abbastanza collegate tra loro (per esempio il protocollo è lo stesso per client e server) ho provato ad usare il metodo di sviluppo “code and fix” o anche “cowboy coding”.</text:p>
      <text:p text:style-name="Standard">Quindi ho scritto sia il client che Il server e a lavoro ultimato l'ho iniziato a correggere. Ho impiegato circa una settimana per scrivere il programma e tre giorni solo per poter correggere gli errori di sintassi e poterlo compilare e circa tre settimane per raggiungere il funzionamento.</text:p>
      <text:p text:style-name="Standard">L'idea progettuale era di avere un livello di protocollo (che gestiva l'affidabilità attraverso il selective repeat) e un livello applicativo ben distinti. Il funzionamento finale mi sembra che soddisfi abbastanza l'idea iniziale, il protocollo invia quello che deve inviare: il ricevente avvertirà a buffer pieno e lo scrivente si fermerà (non è previsto timeout se lo scrivente scrive meno del previsto, se il programma non fosse stato semplicemente un esempio didattico ovviamente avrei considerato tutti I possibili “deadlock”.)</text:p>
      <text:p text:style-name="Standard">Il protocollo doveva inviare e ricevere senza sapere a priori la dimensione ma per facilitare il testing tutti I trasferimenti erano a dimensione già fissata esempio:</text:p>
      <text:p text:style-name="Standard">Per mandare un file il mandante deve:</text:p>
      <text:p text:style-name="Standard">-mandare il codice di comando relativo al caricamento di un file.</text:p>
      <text:p text:style-name="Standard">-mandare la grandezza del nome del file (grandezza di questo numero prefissata al livello applicativo quindi e dovrebbe essere di 32bit, ovvero 4byte).</text:p>
      <text:p text:style-name="Standard">-mandare il nome.</text:p>
      <text:p text:style-name="Standard">-mandare la dimensione del file(anche qui la grandezza è prestabilita a 32bit)</text:p>
      <text:p text:style-name="Standard">-mandare il file.</text:p>
      <text:p text:style-name="Standard">A livello protocollo viene inviato un codice di “cache piena” che avverte al mandante di cessare l'attività.</text:p>
      <text:p text:style-name="Standard">Tutto questo era necessario perchè:</text:p>
      <text:p text:style-name="Standard">1)C'erano una quantità incalcolabile di errori nel protocollo di trasmissione</text:p>
      <text:p text:style-name="Standard">2)Il selective repeat stesso può soffrire di errori nel caso di utilizzo di una finestra di trasmissione troppo grande rispetto alla fienstra totale.</text:p>
      <text:p text:style-name="Standard"/>
      <text:p text:style-name="Standard">Ho deciso di lasciare così l'implementazione anche se il codice di cache piena e la risposta del mandante (è un two way handshake) porta molto overhead (perchè ho impostato un timeout fisso al contrario della trasmissione vera e propria nella quale il timeout evolve) perchè in questo modo si può provare ad aumentare la probabilità di pacchetto smarrito p e aumentare la fienstra di trasferimento rispetto alla finestra totale senza perdere la funzionalità del programma.</text:p>
      <text:p text:style-name="Standard">Per esempio con una finestra totale grande 10 e una finestra di trasferimento grande 9 spesso accadono I problemi riportati da Kurose:</text:p>
      <text:p text:style-name="Standard"/>
      <text:p text:style-name="Standard"/>
      <text:p text:style-name="Standard"><text:soft-page-break/></text:p>
      <text:p text:style-name="Standard"/>
      <text:p text:style-name="Standard"/>
      <text:p text:style-name="Standard">FOTO</text:p>
      <text:p text:style-name="Standard"/>
      <text:p text:style-name="Standard">Che inevitabilemente fanno ricevere al ricevente gli stessi pacchetti molte volte e quindi il buffer si riempirà molto prima.</text:p>
      <text:p text:style-name="Standard">Mi è sembrato didatticamente utile e interessante poter osservare il comportamento della selective repeat nei casi limite.</text:p>
      <text:p text:style-name="Standard">I codici non si capiscono bene, probabilmente perché all'inizio ero confuso. Li riepiligherò qui:</text:p>
      <text:p text:style-name="Standard"/>
      <text:p text:style-name="Standard">Codici di protocollo, ovvero codici che il protocollo interpreta direttamente:</text:p>
      <text:p text:style-name="Standard">11111111 (255) richiesta connessione, il server risponde 255 (two way handshake) – comando di protocollo.</text:p>
      <text:p text:style-name="Standard">1111110 xxxxxxxx (254 250) cache ricevente piena, il mandante risponde con 254 250 (two way handshake)</text:p>
      <text:p text:style-name="Standard">11111110 errore irreversibile.</text:p>
      <text:p text:style-name="Standard">11111111 errore irreversibile (se ricevuto durante un trasferimento).</text:p>
      <text:p text:style-name="Standard">Comandi di livello applicativo, ovvero il protocollo è ignaro che questi siano codici di comando e li manda normalmente, è lo stato attuale dell'applicazione che interpreterà in maniera corretta il codice (o se è successa una disincronizzazione tra server e client, potrebbe venire interpretato come un dato).</text:p>
      <text:p text:style-name="Standard">(numero pacchetto) 11111110 xxxxxxxx (254 xxx) richiesta di ls.</text:p>
      <text:p text:style-name="Standard">(numero pacchetto) 11111110 xxxxxxxx (254 xxx) richiesta di cd.</text:p>
      <text:p text:style-name="Standard">(numero pacchetto) 11111110 xxxxxxxx (254 xxx) richiesta di put.</text:p>
      <text:p text:style-name="Standard">(numero pacchetto) 11111110 xxxxxxxx (254 xxx) richiesta di get.</text:p>
      <text:p text:style-name="Standard">(numero pacchetto) 11111110 xxxxxxxx (254 xxx) richiesta di disconnessione.</text:p>
      <text:p text:style-name="Standard">11111110 xxxxxxxx (254 250) in caso di errore del client o server, egli manda direttamente questo codice senza passare dal protocollo per propagare l'errore. (Questo comando non dovrebbe esserci, o dovrebbe far parte del protocollo, comunque c'è e viene usato per semplicità. In un prodotto “finale” deve esserci una accurata gestione degli errori e di recupero da essi senza dover riavviare client e server(se non in casi limite), soprattutto in uno che è diviso in thread indipendenti ed è quindi predisposto ad essere modulare e resistente agli errori. Ho comunque evitato di gestire gli errori perchè avrebbe portato via molto tempo per un progetto che verrà usato per poche ore (minuti)) – preciso, la gestione degli errori è presente ma portano tutti alla cessazione del programma anche quando si potrebbe tranquillamente ripartire da uno stato che non sia quello iniziale (tramire chiusura e riapertura).</text:p>
      <text:p text:style-name="Standard"/>
      <text:p text:style-name="Standard">Prestazioni</text:p>
      <text:p text:style-name="Standard">Inizialmente ho cercato di curare le performance del server e anche se con il passare del tempo il desiderio di terminare il prima possibile cresceva ho cercato di mantenere alto lo standard (per quanto le mie conoscenze informatiche mi hanno consentito di fare).</text:p>
      <text:p text:style-name="Standard">Le principali caratteristiche usate(o che avrei voluto ma che non ho fatto) sono:</text:p>
      <text:p text:style-name="Standard">-thread invece che processi (occupano meno memoria e sono più veloci da creare e distruggere)</text:p>
      <text:p text:style-name="Standard">-”batteria” di thread pronti a riceve la connessione (di cui uno solo alla volte la riceve effettivamente ed è colui che ottiene un mutex apposito che libererà una volta che il client si sarà connesso)</text:p>
      <text:p text:style-name="Standard">-“batteria” di thread zombie che dopo aver servito un client fino alla disconnessione invece di essere deallocati torneranno a lavorare insieme ai thread che attendono una connessione.</text:p>
      <text:p text:style-name="Standard">-ho cercato di usare (nel protocollo) per risparmiare cicli di clock e ricerche (a discapito dell'occupazione di memoria però)</text:p>
      <text:p text:style-name="Standard"><text:soft-page-break/>-L'occupazione di memoria è sicuramente ottimizzabile(non me ne sono occupato).</text:p>
      <text:p text:style-name="Standard">-Ho utilizzato la memory alloc per spedire e ricevere I file per l'estrema comodità e facilità d'uso(e quindi impiegare meno tempo di programmazione e debug). Non ne conosco le prestazioni, soprattutto con file grandi e andrebbe verificata.</text:p>
      <text:p text:style-name="Standard">-Nel client non mi sono preoccupato delle prestazioni.</text:p>
      <text:p text:style-name="Standard">Algoritmi degni di nota (forse):</text:p>
      <text:p text:style-name="Standard">-------</text:p>
      <text:p text:style-name="Standard"/>
      <text:p text:style-name="Standard">Errori</text:p>
      <text:p text:style-name="Standard">Come già scritto quasi la totalità degli errori è gestita in modo da terminare il client ed il server anche quando si potrebbe tranquillamente recuperare l'esecuzione.</text:p>
      <text:p text:style-name="Standard">Non sono gestiti I casi di “distrazione” o comuque volontari quali: cartella o file non esistenti ed altri casi limite che lei potrebbe voler provare.</text:p>
      <text:p text:style-name="Standard">E' garantito il “normale” utilizzo.</text:p>
      <text:p text:style-name="Standard"/>
      <text:p text:style-name="Standard">Portabilità</text:p>
      <text:p text:style-name="Standard">Il programma è stato sviluppato un un computer 32bit Big Endian, non a caso, ma perchè mi sembrava interessante e volevo conoscere I problemi che avrebbe potuto portare.</text:p>
      <text:p text:style-name="Standard">E' stata quindi affrontato il problema di farlo comunicare con architetture a 64bit e 32bit Little Endian.</text:p>
      <text:p text:style-name="Standard">Il protocollo di default nei sistemi little endian manderà il byte nell'ordine naturale (anche se nello standard network si usa Big endian, ho usato Little endian di default) e invece nei sistemi Big Endian manderà I byte in ordine contrario.</text:p>
      <text:p text:style-name="Standard">Il protocollo supporta comunque la funzione per mandare I byte come sono non considerando l'architettura.</text:p>
      <text:p text:style-name="Standard">In una architettura Big Endian I byte per esempio di un Int sono in ordine contrario al little endian e quindi andrà bene mandarli al contrario in default in modo tale che poi un sistema little endian li legga bene.(E viceceversa un sistema Big Endian dovrà ricambiare l'ordine al momento della ricezione.)</text:p>
      <text:p text:style-name="Standard">Esempio:</text:p>
      <text:p text:style-name="Standard">Sistema Big endian <text:s/>deve inviare un int16_t</text:p>
      <text:p text:style-name="Standard">10011111 11111111</text:p>
      <text:p text:style-name="Standard">di default verrà trasformato in</text:p>
      <text:p text:style-name="Standard">11111111 10011111</text:p>
      <text:p text:style-name="Standard">Il sistema Little endian di default lo legge così come lo riceve. (Ed è corretto così)</text:p>
      <text:p text:style-name="Standard">Se il sistema ricevente è Big Endian, di default lo ritrasformerà in 10011111 1111111 e lo leggerà comunque correttamente.</text:p>
      <text:p text:style-name="Standard">Si mantiene in questo modo la consistenza del dato.</text:p>
      <text:p text:style-name="Standard">Per quanto riguarda invece I file, sono scritti nello stesso modo in entrambe le architetture e vanno quindi mandate e lette così come sono in origine.</text:p>
      <text:p text:style-name="Standard">Il programma è stato provato con successo su sistemi Linux con kernel superiore a 3.xx e sistemi OS X.</text:p>
      <text:p text:style-name="Standard">Non è compatibile con architetture esotiche nelle quali un char non è composto da 8bit.</text:p>
      <text:p text:style-name="Standard">Sarebbe stato interessante farlo funzionare con architetture che hanno il char a 16bit (e quindi non hanno un tipo di dato ad 8bit) ma non ne ho a disposizione. Sarebbe stato probabilmente impossibile invece con architetture con char a 9bit o comunque non multipli di 8 (forse nei livelli sottostanti l'UDP(essendo un problema architetturale, solo la scheda di rete potrebbe lavorare al suo interno con una lunghezza di bit differente dall'architettura generale del sistema) sarebbe stato comunque esteso ad un multiplo di 8? (O diviso in n byte nel caso di architetture con char multipli di 8 ?)).</text:p>
      <text:p text:style-name="Standard">Non ho però computer con tali caratteristiche per fare delle prove.</text:p>
      <text:p text:style-name="Standard"/>
      <text:p text:style-name="Standard">Ambiente di sviluppo</text:p>
      <text:p text:style-name="Standard"><text:soft-page-break/>Ho sviluppato il programma su un computer con processore IBM G4 (single core, 32bit, big endian) con sistema operativo GNU/Linux (Debian 7.8 Wheezy, kernel 3.xx).</text:p>
      <text:p text:style-name="Standard">Editor di testo vim, compilatore gcc 3.x, debugger gdb 3.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eta:initial-creator>
    <meta:creation-date>2015-11-05T15:47:31</meta:creation-date>
    <dc:date>2015-11-05T18:14:45</dc:date>
    <dc:creator>Marco </dc:creator>
    <meta:editing-duration>PT1M11S</meta:editing-duration>
    <meta:editing-cycles>1</meta:editing-cycles>
    <meta:document-statistic meta:table-count="0" meta:image-count="0" meta:object-count="0" meta:page-count="4" meta:paragraph-count="75" meta:word-count="1567" meta:character-count="9933" meta:non-whitespace-character-count="8440"/>
    <meta:generator>LibreOffice/3.5$Linux_X86_64 LibreOffice_project/350m1$Build-2</meta:generator>
  </office:meta>
</office:document-meta>
</file>